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f6f9" officeooo:paragraph-rsid="000ef6f9"/>
    </style:style>
    <style:style style:name="T1" style:family="text">
      <style:text-properties officeooo:rsid="000fa448"/>
    </style:style>
    <style:style style:name="T2" style:family="text">
      <style:text-properties officeooo:rsid="0010b2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 Eero Laineen kandidaattityöstä Johtaminen perinteisissä ja ketterissä ohjelmistotuotantoprojekteissa<text:tab/><text:tab/><text:tab/><text:tab/><text:tab/><text:tab/><text:tab/><text:span text:style-name="T2">Sonja Salmi</text:span></text:p>
      <text:p text:style-name="P1"/>
      <text:p text:style-name="P1">Laine käsittelee työssään erilaisia johtamisrooleja ja johtamisen tapoja ohjelmistokehityksessä perinteisissä ja ketterissä menetelmissä. Hän määrittelee projektin ohjelmistokehityksessä ja esittelee yleisiä projektijohtamisen haasteita ja vaatimuksia alalla. Ohjelmistokehitys tapahtuu useimmiten projekteissa.</text:p>
      <text:p text:style-name="P1">Perinteisissä menetelmissä projektilla on usein nimetty projektipäällikkö, jonka vastuulla projektin onnistuminen on. Hän vastaa projektin pysymisestä aikataulussa ja budjetissa sekä asiakkaan projektille asettamien tavoitteiden toteutumisesta. Projektipäällikkö voi johtaa selkeän ylhäältä päin, <text:span text:style-name="T1">koordinoiden tarkasti alaistensa toimintaa ja</text:span> <text:span text:style-name="T1">ollen siis ns. ohjaava johtaja, tai kannustaen alaisiaan yhteistyöhön ja ottamaan valtaa ja vastuuta projektissa ns voimaannuttavana johtajana, tai mitä tahansa tältä väliltä.</text:span></text:p>
      <text:p text:style-name="P1">Ketterissä menetelmissä johtajuus jakautuu useammalle henkilölle ja muuttaa muotoaan. Tehtäviä, jotka perinteisesti kuuluvat projekti<text:span text:style-name="T1">päällikö</text:span>n harteille, tekevät vaihdellen tiimin jäsenet, sen mukaan kenen osaaminen kyseisestä osa-alueesta on vahvimmillaan. Projektipäällikön <text:span text:style-name="T1">tarve on jossain määrin kyseenalaistettu ketterissä menetelmissä. Toisaalta esimerkiksi Scrum-menetelmässä Product ownerin voidaan katsoa koko projektin projektipäällikkö, ja Scrum masterin toimivan kunkin tiimin voimaannuttavana johtaj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8:40:18.383867402</meta:creation-date>
    <dc:date>2020-12-14T18:59:46.413072972</dc:date>
    <meta:editing-duration>PT8M37S</meta:editing-duration>
    <meta:editing-cycles>2</meta:editing-cycles>
    <meta:generator>LibreOffice/6.0.7.3$Linux_X86_64 LibreOffice_project/00m0$Build-3</meta:generator>
    <meta:document-statistic meta:table-count="0" meta:image-count="0" meta:object-count="0" meta:page-count="1" meta:paragraph-count="4" meta:word-count="152" meta:character-count="1474" meta:non-whitespace-character-count="1320"/>
  </office:meta>
</office:document-meta>
</file>